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6pt" fo:font-style="italic" style:font-size-asian="16pt" style:font-style-asian="italic" style:font-size-complex="16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0.16cm"/>
          <style:tab-stop style:position="11.43cm"/>
        </style:tab-stops>
      </style:paragraph-properties>
      <style:text-properties fo:font-size="16pt" fo:font-style="italic" style:font-size-asian="16pt" style:font-style-asian="italic" style:font-size-complex="16pt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0.16cm"/>
          <style:tab-stop style:position="16.51cm"/>
        </style:tab-stops>
      </style:paragraph-properties>
      <style:text-properties fo:font-size="16pt" fo:font-style="italic" style:font-size-asian="16pt" style:font-style-asian="italic" style:font-size-complex="16pt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0.16cm"/>
          <style:tab-stop style:position="10.478cm"/>
        </style:tab-stops>
      </style:paragraph-properties>
      <style:text-properties fo:font-size="16pt" fo:font-style="italic" style:font-size-asian="16pt" style:font-style-asian="italic" style:font-size-complex="16pt"/>
    </style:style>
    <style:style style:name="P6" style:family="paragraph" style:parent-style-name="Standard">
      <style:paragraph-properties fo:text-align="start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16pt" fo:font-style="italic" fo:font-weight="bold" style:font-size-asian="16pt" style:font-style-asian="italic" style:font-weight-asian="bold" style:font-size-complex="16pt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4pt" fo:font-style="italic" fo:font-weight="bold" style:font-size-asian="14pt" style:font-style-asian="italic" style:font-weight-asian="bold" style:font-size-complex="14pt"/>
    </style:style>
    <style:style style:name="P9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4pt" fo:font-style="italic" style:font-size-asian="14pt" style:font-style-asian="italic" style:font-size-complex="14pt"/>
    </style:style>
    <style:style style:name="P10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14pt" style:font-size-asian="14pt" style:font-size-complex="14pt"/>
    </style:style>
    <style:style style:name="P11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9.525cm"/>
          <style:tab-stop style:position="13.018cm"/>
        </style:tab-stops>
      </style:paragraph-properties>
    </style:style>
    <style:style style:name="P12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18pt" fo:font-weight="bold" style:font-size-asian="18pt" style:font-weight-asian="bold" style:font-size-complex="18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text-transform="lowercase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style="italic" style:font-size-asian="14pt" style:font-style-asian="italic" style:font-size-complex="14pt"/>
    </style:style>
    <style:style style:name="T3" style:family="text">
      <style:text-properties style:font-name="Times New Roman" fo:language="en" fo:country="US" style:font-style-complex="italic"/>
    </style:style>
    <style:style style:name="T4" style:family="text">
      <style:text-properties fo:font-variant="normal" fo:text-transform="none"/>
    </style:style>
    <style:style style:name="T5" style:family="text">
      <style:text-properties fo:text-transform="upperca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ФЕДЕРАЛЬНОЕ АГЕНТСТВО ПО ОБРАЗОВАНИЮ</text:p>
      <text:p text:style-name="P15">Государственное образовательное учреждение высшего профессионального образования</text:p>
      <text:p text:style-name="P16"><text:span text:style-name="T4">«С</text:span>АНКТ-<text:span text:style-name="T5">П</text:span>ЕТЕРБУРГСКИЙ ГОСУДАРСТВЕННЫЙ ЭЛЕКТРОТЕХНИЧЕСКИЙ УНИВЕРСИТЕТ <text:span text:style-name="T4">«ЛЭТИ» им. В. И. Ульянова (Ленина)»</text:span></text:p>
      <text:p text:style-name="P14">(СПбГЭТУ)</text:p>
      <text:p text:style-name="P1"/>
      <text:p text:style-name="P1"/>
      <text:p text:style-name="P7">Факультет компьютерных технологий и информатики</text:p>
      <text:p text:style-name="P7"/>
      <text:p text:style-name="P7">Кафедра математического обеспечения и применения ЭВМ</text:p>
      <text:p text:style-name="P7"/>
      <text:p text:style-name="P8"/>
      <text:p text:style-name="P9">К защите допустить:</text:p>
      <text:p text:style-name="P11"><text:span text:style-name="T1">Заведующий кафедрой <text:s text:c="2"/><text:tab/> <text:s text:c="21"/></text:span><text:span text:style-name="T2">А. Р. Лисс</text:span></text:p>
      <text:p text:style-name="P7"/>
      <text:p text:style-name="P7"/>
      <text:p text:style-name="P7"/>
      <text:p text:style-name="P7"/>
      <text:p text:style-name="P7"/>
      <text:p text:style-name="P12">Пояснительная записка </text:p>
      <text:p text:style-name="P12">К ДИПЛОМНОМУ ПРОЕКТУ</text:p>
      <text:p text:style-name="P12"/>
      <text:p text:style-name="P6">На тему: «<text:span text:style-name="T3">Разработка веб-редактора формализованных электронных документов на основе технологии GWT</text:span>»</text:p>
      <text:p text:style-name="P2"/>
      <text:p text:style-name="P2"/>
      <text:p text:style-name="P2"/>
      <text:p text:style-name="P4">Дипломант<text:tab/> <text:s text:c="11"/>А. В. Еременок</text:p>
      <text:p text:style-name="P2"/>
      <text:p text:style-name="P5">Руководитель<text:tab/> <text:s text:c="11"/>Э. А. Опалева</text:p>
      <text:p text:style-name="P2"/>
      <text:p text:style-name="P2">Консультант по экономическому<text:tab/><text:tab/> <text:s text:c="12"/>А. В. Королев</text:p>
      <text:p text:style-name="P3">обоснованию<text:tab/></text:p>
      <text:p text:style-name="P2"/>
      <text:p text:style-name="P2">Консультант по защите <text:s text:c="40"/>И. С. Терентьева</text:p>
      <text:p text:style-name="P2">интеллектуальной собственности</text:p>
      <text:p text:style-name="P2"/>
      <text:p text:style-name="P10"/>
      <text:p text:style-name="P10">Санкт-Петербург</text:p>
      <text:p text:style-name="P10">20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Министерство образования РФ</dc:title>
    <meta:initial-creator>Татьяна Тихонова</meta:initial-creator>
    <meta:creation-date>2004-12-22T13:10:00</meta:creation-date>
    <dc:creator>eav eav</dc:creator>
    <dc:date>2009-01-22T13:00:03.48</dc:date>
    <meta:print-date>2005-01-13T14:52:00</meta:print-date>
    <meta:editing-cycles>33</meta:editing-cycles>
    <meta:editing-duration>PT01H19M01S</meta:editing-duration>
    <meta:generator>OpenOffice.org/3.0$Win32 OpenOffice.org_project/300m9$Build-9358</meta:generator>
    <meta:document-statistic meta:table-count="0" meta:image-count="0" meta:object-count="0" meta:page-count="1" meta:paragraph-count="19" meta:word-count="81" meta:character-count="812"/>
  </office:meta>
</office:document-meta>
</file>